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rsid="0049519f"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34e941" officeooo:paragraph-rsid="0034e941"/>
    </style:style>
    <style:style style:name="P5" style:family="paragraph" style:parent-style-name="Standard" style:list-style-name="L1">
      <style:text-properties officeooo:rsid="000aeb56" officeooo:paragraph-rsid="000aeb56"/>
    </style:style>
    <style:style style:name="P6" style:family="paragraph" style:parent-style-name="Standard" style:list-style-name="L1">
      <style:text-properties officeooo:rsid="00105ca4" officeooo:paragraph-rsid="00105ca4"/>
    </style:style>
    <style:style style:name="P7" style:family="paragraph" style:parent-style-name="Standard" style:list-style-name="L1">
      <style:text-properties officeooo:rsid="0012f3f9" officeooo:paragraph-rsid="0012f3f9"/>
    </style:style>
    <style:style style:name="P8" style:family="paragraph" style:parent-style-name="Standard" style:list-style-name="L1">
      <style:text-properties officeooo:rsid="0016561f" officeooo:paragraph-rsid="0016561f"/>
    </style:style>
    <style:style style:name="P9" style:family="paragraph" style:parent-style-name="Standard" style:list-style-name="L1">
      <style:text-properties officeooo:rsid="00180ed2" officeooo:paragraph-rsid="00180ed2"/>
    </style:style>
    <style:style style:name="P10" style:family="paragraph" style:parent-style-name="Standard" style:list-style-name="L1">
      <style:text-properties officeooo:rsid="001fa2c3" officeooo:paragraph-rsid="001fa2c3"/>
    </style:style>
    <style:style style:name="P11" style:family="paragraph" style:parent-style-name="Standard" style:list-style-name="L1">
      <style:text-properties officeooo:rsid="002145a1" officeooo:paragraph-rsid="002145a1"/>
    </style:style>
    <style:style style:name="P12" style:family="paragraph" style:parent-style-name="Standard" style:list-style-name="L1">
      <style:text-properties officeooo:rsid="00266ac2" officeooo:paragraph-rsid="00266ac2"/>
    </style:style>
    <style:style style:name="P13" style:family="paragraph" style:parent-style-name="Standard" style:list-style-name="L1">
      <style:text-properties officeooo:rsid="0027ee6d" officeooo:paragraph-rsid="0027ee6d"/>
    </style:style>
    <style:style style:name="P14" style:family="paragraph" style:parent-style-name="Standard" style:list-style-name="L1">
      <style:text-properties officeooo:rsid="002e7080" officeooo:paragraph-rsid="002e7080"/>
    </style:style>
    <style:style style:name="P15" style:family="paragraph" style:parent-style-name="Standard" style:list-style-name="L1">
      <style:text-properties officeooo:rsid="0028e003" officeooo:paragraph-rsid="0028e003"/>
    </style:style>
    <style:style style:name="P16" style:family="paragraph" style:parent-style-name="Standard" style:list-style-name="L1">
      <style:text-properties officeooo:rsid="002ca0ab" officeooo:paragraph-rsid="002ca0ab"/>
    </style:style>
    <style:style style:name="P17" style:family="paragraph" style:parent-style-name="Standard" style:list-style-name="L1">
      <style:text-properties officeooo:rsid="003433b6" officeooo:paragraph-rsid="003433b6"/>
    </style:style>
    <style:style style:name="P18" style:family="paragraph" style:parent-style-name="Standard" style:list-style-name="L1">
      <style:text-properties officeooo:rsid="0036460e" officeooo:paragraph-rsid="0036460e"/>
    </style:style>
    <style:style style:name="P19" style:family="paragraph" style:parent-style-name="Standard" style:list-style-name="L1">
      <style:text-properties officeooo:rsid="00375924" officeooo:paragraph-rsid="00375924"/>
    </style:style>
    <style:style style:name="P20" style:family="paragraph" style:parent-style-name="Standard" style:list-style-name="L1">
      <style:text-properties officeooo:rsid="003c9f85" officeooo:paragraph-rsid="003c9f85"/>
    </style:style>
    <style:style style:name="P21" style:family="paragraph" style:parent-style-name="Standard" style:list-style-name="L1">
      <style:text-properties officeooo:rsid="0040d2f5" officeooo:paragraph-rsid="0040d2f5"/>
    </style:style>
    <style:style style:name="T1" style:family="text">
      <style:text-properties officeooo:rsid="00133d2d"/>
    </style:style>
    <style:style style:name="T2" style:family="text">
      <style:text-properties officeooo:rsid="0018fa93"/>
    </style:style>
    <style:style style:name="T3" style:family="text">
      <style:text-properties officeooo:rsid="001daf4a"/>
    </style:style>
    <style:style style:name="T4" style:family="text">
      <style:text-properties officeooo:rsid="0026d354"/>
    </style:style>
    <style:style style:name="T5" style:family="text">
      <style:text-properties officeooo:rsid="0027ee6d"/>
    </style:style>
    <style:style style:name="T6" style:family="text">
      <style:text-properties officeooo:rsid="002e2132"/>
    </style:style>
    <style:style style:name="T7" style:family="text">
      <style:text-properties officeooo:rsid="003039e0"/>
    </style:style>
    <style:style style:name="T8" style:family="text">
      <style:text-properties officeooo:rsid="0032d126"/>
    </style:style>
    <style:style style:name="T9" style:family="text">
      <style:text-properties officeooo:rsid="0042141e"/>
    </style:style>
    <style:style style:name="T10" style:family="text">
      <style:text-properties officeooo:rsid="00425ad9"/>
    </style:style>
    <style:style style:name="T11" style:family="text">
      <style:text-properties officeooo:rsid="00457bb0"/>
    </style:style>
    <style:style style:name="T12" style:family="text">
      <style:text-properties officeooo:rsid="004d18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649859376036236" text:style-name="L1">
        <text:list-item>
          <text:p text:style-name="P3">GPL statement</text:p>
        </text:list-item>
        <text:list-item>
          <text:p text:style-name="P3">DB maintenance (VACUUM ANALYZE)</text:p>
        </text:list-item>
        <text:list-item>
          <text:p text:style-name="P3">CVS or GIT; <text:span text:style-name="T3">bug/enhancement tracking</text:span></text:p>
        </text:list-item>
        <text:list-item>
          <text:p text:style-name="P3">Test cases and procedures</text:p>
        </text:list-item>
        <text:list-item>
          <text:p text:style-name="P3">Timelog: allow download of persons (date select comes first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12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3">*When adding new person, look for existing by soundex (metaphone?); <text:span text:style-name="T2">calc levenshtein distance</text:span></text:p>
        </text:list-item>
        <text:list-item>
          <text:p text:style-name="P3">Bug? Timelog entry can enter dups in list mode</text:p>
        </text:list-item>
        <text:list-item>
          <text:p text:style-name="P3">Date select: “Select list stye” and “Select date range” to left of button groups</text:p>
        </text:list-item>
        <text:list-item>
          <text:p text:style-name="P3">*Allow download of Invoice and Timesheet <text:span text:style-name="T11">template</text:span>s to get latest version</text:p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4">Person; Project; Task; Subtask; Organization</text:p>
        </text:list-item>
        <text:list-item>
          <text:p text:style-name="P5">Function SiteConfig() from prepend.php to index.php<text:span text:style-name="T1">(startup.php)</text:span></text:p>
        </text:list-item>
        <text:list-item>
          <text:p text:style-name="P6">Document configuration parameters</text:p>
        </text:list-item>
        <text:list-item>
          <text:p text:style-name="P7">Timestamps</text:p>
        </text:list-item>
        <text:list-item>
          <text:p text:style-name="P8">Log script errors locally</text:p>
        </text:list-item>
        <text:list-item>
          <text:p text:style-name="P9">Transactions and concurrency</text:p>
        </text:list-item>
        <text:list-item>
          <text:p text:style-name="P10">*Help</text:p>
        </text:list-item>
        <text:list-item>
          <text:p text:style-name="P11">Automated (un)install subtask “<text:span text:style-name="T8">extension</text:span>s”</text:p>
        </text:list-item>
        <text:list-item>
          <text:p text:style-name="P12">Check that all input is scanned for special chars (eg. ; and &lt;&gt; <text:span text:style-name="T4">and –</text:span>)</text:p>
        </text:list-item>
        <text:list-item>
          <text:p text:style-name="P12">*“<text:span text:style-name="T5">Preferences” by org or project:</text:span></text:p>
          <text:p text:style-name="P13">Week start; <text:span text:style-name="T6">date format</text:span></text:p>
          <text:p text:style-name="P14">Suspicious rate amount; <text:span text:style-name="T7">decimal places (currency table?)<text:line-break/>Admin menu/page</text:span></text:p>
        </text:list-item>
        <text:list-item>
          <text:p text:style-name="P15">Allow menu additions, eg. for extensions (permissions?)</text:p>
        </text:list-item>
        <text:list-item>
          <text:p text:style-name="P16">Finish up set_rates</text:p>
        </text:list-item>
        <text:list-item>
          <text:p text:style-name="P17">msgStatus, etc. to head frame</text:p>
        </text:list-item>
        <text:list-item>
          <text:p text:style-name="P4">Re-visit “field” object</text:p>
        </text:list-item>
        <text:list-item>
          <text:p text:style-name="P18">Date ranges: default display both “from” and “to”; when range type changes, change displays</text:p>
        </text:list-item>
        <text:list-item>
          <text:p text:style-name="P19">Notifications: system down for maintenance, etc.</text:p>
        </text:list-item>
        <text:list-item>
          <text:p text:style-name="P20">New person: look for existing in other orgs</text:p>
        </text:list-item>
        <text:list-item>
          <text:p text:style-name="P21">“<text:span text:style-name="T9">Org Select”: check for inactive date</text:span></text:p>
        </text:list-item>
      </text:list>
      <text:p text:style-name="P2"/>
      <text:p text:style-name="P1"/>
      <text:p text:style-name="P1">*<text:span text:style-name="T10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5-07-14T13:57:00.236700969</dc:date>
    <meta:editing-duration>P4DT1H35M16S</meta:editing-duration>
    <meta:editing-cycles>122</meta:editing-cycles>
    <meta:generator>LibreOffice/4.4.2.2$Linux_X86_64 LibreOffice_project/40m0$Build-2</meta:generator>
    <meta:document-statistic meta:table-count="0" meta:image-count="0" meta:object-count="0" meta:page-count="1" meta:paragraph-count="39" meta:word-count="312" meta:character-count="1999" meta:non-whitespace-character-count="1761"/>
  </office:meta>
</office:document-meta>
</file>